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4eb24" officeooo:paragraph-rsid="0002318e"/>
    </style:style>
    <style:style style:name="P2" style:family="paragraph" style:parent-style-name="Text_20_body">
      <style:text-properties officeooo:rsid="0020d080" officeooo:paragraph-rsid="0002318e"/>
    </style:style>
    <style:style style:name="P3" style:family="paragraph" style:parent-style-name="Text_20_body">
      <style:text-properties officeooo:rsid="0022e41f" officeooo:paragraph-rsid="0002318e"/>
    </style:style>
    <style:style style:name="P4" style:family="paragraph" style:parent-style-name="Text_20_body">
      <style:text-properties officeooo:rsid="00231874" officeooo:paragraph-rsid="0002318e"/>
    </style:style>
    <style:style style:name="P5" style:family="paragraph" style:parent-style-name="Text_20_body">
      <style:text-properties officeooo:rsid="002383c2" officeooo:paragraph-rsid="0002318e" fo:background-color="#ffff00"/>
    </style:style>
    <style:style style:name="P6" style:family="paragraph" style:parent-style-name="Text_20_body">
      <style:text-properties officeooo:rsid="00669f7c" officeooo:paragraph-rsid="0002318e" fo:background-color="#ffff00"/>
    </style:style>
    <style:style style:name="P7" style:family="paragraph" style:parent-style-name="Text_20_body">
      <style:text-properties officeooo:rsid="00240cdc" officeooo:paragraph-rsid="0002318e"/>
    </style:style>
    <style:style style:name="P8" style:family="paragraph" style:parent-style-name="Text_20_body">
      <style:text-properties officeooo:rsid="00252879" officeooo:paragraph-rsid="0002318e"/>
    </style:style>
    <style:style style:name="P9" style:family="paragraph" style:parent-style-name="Text_20_body" style:list-style-name="L1">
      <style:text-properties officeooo:rsid="00210bd5" officeooo:paragraph-rsid="0002318e"/>
    </style:style>
    <style:style style:name="P10" style:family="paragraph" style:parent-style-name="Text_20_body" style:list-style-name="L1">
      <style:text-properties officeooo:rsid="005bf682" officeooo:paragraph-rsid="0002318e"/>
    </style:style>
    <style:style style:name="P11" style:family="paragraph" style:parent-style-name="Text_20_body" style:list-style-name="L1">
      <style:text-properties officeooo:rsid="0022e41f" officeooo:paragraph-rsid="0002318e"/>
    </style:style>
    <style:style style:name="P12" style:family="paragraph" style:parent-style-name="Text_20_body" style:list-style-name="L2">
      <style:text-properties officeooo:rsid="0022e41f" officeooo:paragraph-rsid="0002318e"/>
    </style:style>
    <style:style style:name="P13" style:family="paragraph" style:parent-style-name="Text_20_body" style:list-style-name="L2">
      <style:text-properties officeooo:rsid="00231874" officeooo:paragraph-rsid="0002318e"/>
    </style:style>
    <style:style style:name="P14" style:family="paragraph" style:parent-style-name="Text_20_body" style:list-style-name="L3">
      <style:text-properties officeooo:rsid="0024eb24" officeooo:paragraph-rsid="0002318e"/>
    </style:style>
    <style:style style:name="P15" style:family="paragraph" style:parent-style-name="Text_20_body" style:list-style-name="L4">
      <style:text-properties officeooo:rsid="0024eb24" officeooo:paragraph-rsid="0002318e"/>
    </style:style>
    <style:style style:name="P16" style:family="paragraph" style:parent-style-name="Heading_20_3">
      <style:text-properties officeooo:paragraph-rsid="0002318e"/>
    </style:style>
    <style:style style:name="T1" style:family="text">
      <style:text-properties officeooo:rsid="00210bd5"/>
    </style:style>
    <style:style style:name="T2" style:family="text">
      <style:text-properties officeooo:rsid="0022e41f"/>
    </style:style>
    <style:style style:name="T3" style:family="text">
      <style:text-properties officeooo:rsid="002318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Enregistrement d'un adhérent (pour particuliers)</text:h>
      <text:p text:style-name="P2">Une personne physique se présente au BDC et veut adhérer à Euskal Moneta.</text:p>
      <text:p text:style-name="P2">On lui pose quelques questions, il paie sa cotisation et son adhésion est <text:span text:style-name="T1">validée (avec ou sans activation du compte Eusko). On lui délivre un « permis rose » dans l'attente de la carte NFC</text:span></text:p>
      <text:p text:style-name="P2">Il nous faut les données suivantes :</text:p>
      <text:list xml:id="list3649738185459944922" text:style-name="L1">
        <text:list-item>
          <text:p text:style-name="P9">Numéro d'adhérent = identifiant Cyclos.users.username et Dolibarr.<text:span text:style-name="T2">llx_adherent.</text:span>login</text:p>
        </text:list-item>
        <text:list-item>
          <text:p text:style-name="P9">Genre (M / Mme / Mlle) ? = <text:span text:style-name="T2">Dolibarr.llx_adherent.civilite</text:span></text:p>
        </text:list-item>
        <text:list-item>
          <text:p text:style-name="P9">Nom = <text:span text:style-name="T2">Dolibarr.llx_adherent.lastname ET Cyclos.users.name (Attention fullname)</text:span></text:p>
        </text:list-item>
        <text:list-item>
          <text:p text:style-name="P9">Prénom <text:span text:style-name="T2">= Dolibarr.llx_adherent.firstname</text:span></text:p>
        </text:list-item>
        <text:list-item>
          <text:p text:style-name="P10">Prénom usuel = Dolibarr.llx_adherent_extrafields.prenom_usuel</text:p>
        </text:list-item>
        <text:list-item>
          <text:p text:style-name="P11">Date de naissance = Dolibarr.llx_adherent.birth (format ISO)</text:p>
        </text:list-item>
        <text:list-item>
          <text:p text:style-name="P11">Adresse ? = Dolibarr.llx_adherent.address</text:p>
        </text:list-item>
        <text:list-item>
          <text:p text:style-name="P11">Code postal = Dolibarr.llx_adherent.zip <text:span text:style-name="T3">(typeahead dans</text:span> Dolibarr.llx_<text:span text:style-name="T3">c_ziptown.zip)</text:span></text:p>
        </text:list-item>
        <text:list-item>
          <text:p text:style-name="P11">Ville = Dolibarr.llx_adherent.town <text:span text:style-name="T3">(typeahead dans</text:span> Dolibarr.llx_<text:span text:style-name="T3">c_ziptown.town)</text:span></text:p>
        </text:list-item>
        <text:list-item>
          <text:p text:style-name="P11">Pays = Dolibarr.llx_adherent.country → Dolibarr.llx_c_pays.libelle</text:p>
        </text:list-item>
        <text:list-item>
          <text:p text:style-name="P11">Téléphone = Dolibarr.llx_adherent.{phone|phone_perso|phone_mobile}</text:p>
        </text:list-item>
        <text:list-item>
          <text:p text:style-name="P11">Email = Dolibarr.llx_adherent.email <text:span text:style-name="T3">ET Cyclos.users.email</text:span></text:p>
        </text:list-item>
        <text:list-item>
          <text:p text:style-name="P11">Association parrainée = Dolibarr.llx_adherent.fk_asso → Dolibarr.llx_societe.nom</text:p>
        </text:list-item>
        <text:list-item>
          <text:p text:style-name="P11">newsletter (abonné messages) = Dolibarr.llx_adherent_extrafields.recevoir_actus (booléen NULL / 1) <text:span text:style-name="T3">lié à </text:span>Dolibarr.llx_adherent.<text:span text:style-name="T3">rowid</text:span></text:p>
        </text:list-item>
      </text:list>
      <text:p text:style-name="P3"><text:span text:style-name="T3">Pour le moment, t</text:span>ous les champs sont requis (sauf association parrainée)</text:p>
      <text:p text:style-name="P4">ATTENTION besoin de saisir département (<text:span text:style-name="T2">Dolibarr.llx_adherent.</text:span>state_id) ?</text:p>
      <text:p text:style-name="P4">Données fixées :</text:p>
      <text:list xml:id="list4237413873366848147" text:style-name="L2">
        <text:list-item>
          <text:p text:style-name="P12">Dolibarr.llx_adherent.<text:span text:style-name="T3">fk_adherent_type : typeid dans l’API = str(3) (particulier)</text:span></text:p>
        </text:list-item>
        <text:list-item>
          <text:p text:style-name="P12">Dolibarr.llx_adherent.<text:span text:style-name="T3">morphy = « phy » (personne physique)</text:span></text:p>
        </text:list-item>
        <text:list-item>
          <text:p text:style-name="P12">Dolibarr.llx_adherent.s<text:span text:style-name="T3">tatut = « 1 » (actif) (0 = brouillon, -1 = résilié)</text:span></text:p>
        </text:list-item>
        <text:list-item>
          <text:p text:style-name="P12">Dolibarr.llx_adherent.<text:span text:style-name="T3">public = « 0 » (données privées)</text:span></text:p>
        </text:list-item>
        <text:list-item>
          <text:p text:style-name="P13">Cyclos groupe « adhérent utilisateur »</text:p>
        </text:list-item>
      </text:list>
      <text:p text:style-name="P5">L'association parrainée est soit choisi dans la liste (fk_asso), soit créée par champ texte dans champ note (ATTENTION certaines assoc sont dans la fk_asso, mais ne sont pas validées…)</text:p>
      <text:p text:style-name="P6">On doit créer un deuxième choix pour exprimer l'asso réellement parrainée : critères de validation = 30 parrains (sur fiche tiers « thirdparty »)</text:p>
      <text:h text:style-name="P16" text:outline-level="3"><text:bookmark-start text:name="__RefHeading__1619_1335909683"/><text:soft-page-break/>Enregistrement d'une cotisation (pour tous les adhérents)<text:bookmark-end text:name="__RefHeading__1619_1335909683"/></text:h>
      <text:p text:style-name="P7">En pratique, ce sera le plus souvent des particuliers car les professionnels sont contactés en direct avant l'expiration.</text:p>
      <text:p text:style-name="P7">Les cotisations peuvent être payées en € et en Eusko</text:p>
      <text:p text:style-name="P7">Pour les cotisations payées en Eusko directement à Euskal Moneta, il pourrait être intéressant d'utiliser l'appli BDC</text:p>
      <text:p text:style-name="P1">Le montant de la cotisation peut-être de différents montants :</text:p>
      <text:list xml:id="list5470708169666497414" text:style-name="L3">
        <text:list-item>
          <text:p text:style-name="P14">5€ pour « bas revenus »</text:p>
        </text:list-item>
        <text:list-item>
          <text:p text:style-name="P14">10€ « normalement »</text:p>
        </text:list-item>
        <text:list-item>
          <text:p text:style-name="P14">20€ cotisation de soutien</text:p>
        </text:list-item>
      </text:list>
      <text:p text:style-name="P1">Pas de contôle sur « bas revenu ».</text:p>
      <text:p text:style-name="P1">Pour entreprises, cotisations de 60 à 240 en fonction taille et ancienneté</text:p>
      <text:p text:style-name="P1">Pour associations, entre 10€ et 100€, libre</text:p>
      <text:p text:style-name="P1">Pour le moment, nous n'avons pas les infos pour déterminer le montant fixé dans Dolibarr ou Cyclos</text:p>
      <text:list xml:id="list6506102171662318553" text:style-name="L4">
        <text:list-item>
          <text:p text:style-name="P15">Pas de salarié et moins de 2 ans d'existence = 5€ / mois</text:p>
        </text:list-item>
        <text:list-item>
          <text:p text:style-name="P15">Pas de salarié et plus de 2 ans = entre 84 et 120€ (7 à 10€ par mois)</text:p>
        </text:list-item>
        <text:list-item>
          <text:p text:style-name="P15">1 à 5 salarié = 7 à 10€ par mois</text:p>
        </text:list-item>
        <text:list-item>
          <text:p text:style-name="P15">plus de 5 salarié = 12 et 20€ / mois</text:p>
        </text:list-item>
      </text:list>
      <text:p text:style-name="P8">Le montant est présenté aux entreprises et associations par mois pour mensualiser et passer au prélèvem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0:43:15.664361982</meta:creation-date>
    <dc:date>2016-07-22T17:55:29.615056164</dc:date>
    <meta:editing-duration>P1DT2H58M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5" meta:word-count="472" meta:character-count="3207" meta:non-whitespace-character-count="2806"/>
  </office:meta>
</office:document-meta>
</file>